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3.026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6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942-IRFS7530TRL7PP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office:value-type="string" calcext:value-type="string">
            <text:p>Was IRFS300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963-TMK107B7224KA-T 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4,C10,C11,C12,C13,C14,C16,C17,C18,C20,C23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7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8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table:style-name="ce5" office:value-type="string" calcext:value-type="string">
            <text:p>667-ERJ-3EKF3902V 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00-00-00</text:date>, <text:time style:data-style-name="N2" text:time-value="02:45:10.62805855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02:53:59.950946040</dc:date>
    <meta:editing-duration>P0D</meta:editing-duration>
    <meta:editing-cycles>6</meta:editing-cycles>
    <meta:generator>LibreOffice/4.2.8.2$Linux_X86_64 LibreOffice_project/420m0$Build-2</meta:generator>
    <meta:document-statistic meta:table-count="1" meta:cell-count="202" meta:object-count="0"/>
  </office:meta>
</office:document-meta>
</file>